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pst-font-family-monospace" svg:font-family="'var pst-font-family-monospace'"/>
  </office:font-face-decls>
  <office:automatic-styles>
    <style:style style:name="P1" style:family="paragraph" style:parent-style-name="Standard">
      <style:text-properties officeooo:rsid="00044b58" officeooo:paragraph-rsid="00044b58"/>
    </style:style>
    <style:style style:name="P2" style:family="paragraph" style:parent-style-name="Standard">
      <style:text-properties officeooo:rsid="0004ba92" officeooo:paragraph-rsid="0004ba92"/>
    </style:style>
    <style:style style:name="P3" style:family="paragraph" style:parent-style-name="Standard">
      <style:text-properties officeooo:rsid="0005193c" officeooo:paragraph-rsid="0005193c"/>
    </style:style>
    <style:style style:name="P4" style:family="paragraph" style:parent-style-name="Standard">
      <style:text-properties officeooo:rsid="0006b819" officeooo:paragraph-rsid="0006b819"/>
    </style:style>
    <style:style style:name="P5" style:family="paragraph" style:parent-style-name="Standard">
      <style:text-properties officeooo:rsid="0008a0ad" officeooo:paragraph-rsid="0008a0ad"/>
    </style:style>
    <style:style style:name="P6" style:family="paragraph" style:parent-style-name="Standard">
      <style:text-properties officeooo:rsid="0009aecc" officeooo:paragraph-rsid="0009aecc"/>
    </style:style>
    <style:style style:name="P7" style:family="paragraph" style:parent-style-name="Standard">
      <style:text-properties officeooo:rsid="0010ee1d" officeooo:paragraph-rsid="0010ee1d"/>
    </style:style>
    <style:style style:name="P8" style:family="paragraph" style:parent-style-name="Standard">
      <style:text-properties officeooo:rsid="0011b732" officeooo:paragraph-rsid="0011b732"/>
    </style:style>
    <style:style style:name="P9" style:family="paragraph" style:parent-style-name="Standard">
      <style:text-properties officeooo:rsid="0015524e" officeooo:paragraph-rsid="0015524e"/>
    </style:style>
    <style:style style:name="P10" style:family="paragraph" style:parent-style-name="Standard">
      <style:text-properties officeooo:rsid="0015524e" officeooo:paragraph-rsid="0015524e" fo:background-color="#ffff00"/>
    </style:style>
    <style:style style:name="P11" style:family="paragraph" style:parent-style-name="Standard">
      <style:text-properties officeooo:rsid="00191995" officeooo:paragraph-rsid="00191995"/>
    </style:style>
    <style:style style:name="P12" style:family="paragraph" style:parent-style-name="Standard">
      <style:text-properties officeooo:rsid="00191995" officeooo:paragraph-rsid="002150de"/>
    </style:style>
    <style:style style:name="P13" style:family="paragraph" style:parent-style-name="Standard">
      <style:text-properties officeooo:rsid="00191995" officeooo:paragraph-rsid="00216af9"/>
    </style:style>
    <style:style style:name="P14" style:family="paragraph" style:parent-style-name="Standard">
      <style:text-properties officeooo:rsid="001b18fd" officeooo:paragraph-rsid="001b18fd"/>
    </style:style>
    <style:style style:name="P15" style:family="paragraph" style:parent-style-name="Standard">
      <style:text-properties officeooo:rsid="001c3114" officeooo:paragraph-rsid="001c3114"/>
    </style:style>
    <style:style style:name="P16" style:family="paragraph" style:parent-style-name="Standard">
      <style:text-properties officeooo:rsid="0021faf1" officeooo:paragraph-rsid="0021faf1"/>
    </style:style>
    <style:style style:name="T1" style:family="text">
      <style:text-properties officeooo:rsid="0004ba92"/>
    </style:style>
    <style:style style:name="T2" style:family="text">
      <style:text-properties officeooo:rsid="00070605"/>
    </style:style>
    <style:style style:name="T3" style:family="text">
      <style:text-properties officeooo:rsid="000b08f5"/>
    </style:style>
    <style:style style:name="T4" style:family="text">
      <style:text-properties officeooo:rsid="00111735"/>
    </style:style>
    <style:style style:name="T5" style:family="text">
      <style:text-properties officeooo:rsid="00132e84"/>
    </style:style>
    <style:style style:name="T6" style:family="text">
      <style:text-properties officeooo:rsid="00141187"/>
    </style:style>
    <style:style style:name="T7" style:family="text">
      <style:text-properties officeooo:rsid="001bc1f5"/>
    </style:style>
    <style:style style:name="T8" style:family="text">
      <style:text-properties officeooo:rsid="001c3114"/>
    </style:style>
    <style:style style:name="T9" style:family="text">
      <style:text-properties officeooo:rsid="001c65fc"/>
    </style:style>
    <style:style style:name="T10" style:family="text">
      <style:text-properties fo:background-color="#ffff00" loext:char-shading-value="0"/>
    </style:style>
    <style:style style:name="T11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6 Oct</text:p>
      <text:p text:style-name="P1"/>
      <text:p text:style-name="P1">Notes</text:p>
      <text:p text:style-name="P1"/>
      <text:p text:style-name="P16">Git</text:p>
      <text:p text:style-name="P16"/>
      <text:p text:style-name="P16">.gitignore</text:p>
      <text:p text:style-name="P1"/>
      <text:p text:style-name="P1">-----------------------------------------------------------------------------------------------</text:p>
      <text:p text:style-name="P1"/>
      <text:p text:style-name="P1"><text:s/><text:span text:style-name="T1">R</text:span></text:p>
      <text:p text:style-name="P1"/>
      <text:p text:style-name="P3">Teams: <text:span text:style-name="T1">Maths for biology, </text:span>Files – exams </text:p>
      <text:p text:style-name="P3"/>
      <text:p text:style-name="P4">git</text:p>
      <text:p text:style-name="P4">status</text:p>
      <text:p text:style-name="P4"><text:span text:style-name="T6">Q: </text:span>5 commands? <text:span text:style-name="T2">Git add push? </text:span></text:p>
      <text:p text:style-name="P4"/>
      <text:p text:style-name="P5">SPSS statistis progr for social sciences </text:p>
      <text:p text:style-name="P6"/>
      <text:p text:style-name="P5">------</text:p>
      <text:p text:style-name="P6"><text:span text:style-name="T5">Q: </text:span>How python and R converge? </text:p>
      <text:p text:style-name="P6"/>
      <text:p text:style-name="P6">? <text:span text:style-name="T3">+ command show help</text:span></text:p>
      <text:p text:style-name="P6"/>
      <text:p text:style-name="P6"/>
      <text:p text:style-name="P6">print(prod(1:7)) == print(gamma(8))</text:p>
      <text:p text:style-name="P6"/>
      <text:p text:style-name="P6"/>
      <text:p text:style-name="P6"/>
      <text:p text:style-name="P6">&gt; li = list(c(1, 2, 3))</text:p>
      <text:p text:style-name="P6">&gt; class(li)</text:p>
      <text:p text:style-name="P6">[1] "list"</text:p>
      <text:p text:style-name="P6">&gt; class(c(1, 2, 3))</text:p>
      <text:p text:style-name="P6">[1] "numeric"</text:p>
      <text:p text:style-name="P6">&gt; </text:p>
      <text:p text:style-name="P6"/>
      <text:p text:style-name="P6"/>
      <text:p text:style-name="P6">&gt; a &lt;- c("0", 1, 2)</text:p>
      <text:p text:style-name="P6">&gt; class(a)</text:p>
      <text:p text:style-name="P6">[1] "character"</text:p>
      <text:p text:style-name="P6">&gt; a</text:p>
      <text:p text:style-name="P6">[1] "0" "1" "2"</text:p>
      <text:p text:style-name="P6">&gt; </text:p>
      <text:p text:style-name="P6"/>
      <text:p text:style-name="P6"/>
      <text:p text:style-name="P7">To create an empty character <text:span text:style-name="T4">vector </text:span></text:p>
      <text:p text:style-name="P7">v2 &lt;- character(3) # an empty vector 'character' with 3 elements</text:p>
      <text:p text:style-name="P7">v2</text:p>
      <text:p text:style-name="P6"/>
      <text:p text:style-name="P6"/>
      <text:p text:style-name="P8"><text:span text:style-name="T5">Q: </text:span>array() <text:s text:c="2"/>c() <text:s/>difference? </text:p>
      <text:p text:style-name="P6"><text:soft-page-break/></text:p>
      <text:p text:style-name="P9">Q: typeof() <text:s text:c="2"/>class() <text:s/>difference? </text:p>
      <text:p text:style-name="P9"/>
      <text:p text:style-name="P10">&gt; typeof(mat1)</text:p>
      <text:p text:style-name="P10">[1] "character"</text:p>
      <text:p text:style-name="P10">&gt; class(mat1)</text:p>
      <text:p text:style-name="P10">[1] "matrix" "array" </text:p>
      <text:p text:style-name="P10">&gt; typeof(mat1)</text:p>
      <text:p text:style-name="P10">[1] "character"</text:p>
      <text:p text:style-name="P10"/>
      <text:p text:style-name="P9"/>
      <text:p text:style-name="P9">&gt; paste(mat1[1], mat1[2])</text:p>
      <text:p text:style-name="P9">[1] "one 2"</text:p>
      <text:p text:style-name="P9"/>
      <text:p text:style-name="P11">-------------------------------------------------------------------</text:p>
      <text:p text:style-name="P11"/>
      <text:p text:style-name="P14">toupper(y) <text:s text:c="2"/>will not save and update the original storage, <text:span text:style-name="T7">will not change. </text:span><text:span text:style-name="T8">You need to </text:span></text:p>
      <text:p text:style-name="P15">toupper(y) → u <text:s/><text:span text:style-name="T9">and then u is the new. </text:span></text:p>
      <text:p text:style-name="P12">-------------------------------------------------------------------</text:p>
      <text:p text:style-name="P14"/>
      <text:p text:style-name="P10"><text:s text:c="5"/>substr(x, start, stop)</text:p>
      <text:p text:style-name="P10"><text:s text:c="5"/>substring(text, first, last = 1000000L)</text:p>
      <text:p text:style-name="P10"><text:s text:c="5"/>substr(x, start, stop) &lt;- value</text:p>
      <text:p text:style-name="P10"><text:s text:c="5"/>substring(text, first, last = 1000000L) &lt;- value</text:p>
      <text:p text:style-name="P9"><text:s text:c="5"/></text:p>
      <text:p text:style-name="P9"/>
      <text:p text:style-name="P9"><text:s text:c="4"/>substr("abcdef", 2, 4)</text:p>
      <text:p text:style-name="P9"><text:s text:c="5"/>substring("abcdef", 1:6, 1:6)</text:p>
      <text:p text:style-name="P9"><text:s text:c="5"/>## strsplit is more efficient ...</text:p>
      <text:p text:style-name="P9"><text:s text:c="5"/></text:p>
      <text:p text:style-name="P9"><text:s text:c="5"/>substr(rep("abcdef", 4), 1:4, 4:5)</text:p>
      <text:p text:style-name="P9"><text:s text:c="5"/>x &lt;- c("asfef", "qwerty", "yuiop[", "b", "stuff.blah.yech")</text:p>
      <text:p text:style-name="P9"><text:s text:c="5"/>substr(x, 2, 5)</text:p>
      <text:p text:style-name="P9"><text:s text:c="5"/>substring(x, 2, 4:6)</text:p>
      <text:p text:style-name="P9"><text:s text:c="5"/></text:p>
      <text:p text:style-name="P9"><text:s text:c="5"/>substring(x, 2) &lt;- c("..", "+++")</text:p>
      <text:p text:style-name="P9"><text:s text:c="5"/>x</text:p>
      <text:p text:style-name="P9"/>
      <text:p text:style-name="P13">-------------------------------------------------------------------</text:p>
      <text:p text:style-name="P6"/>
      <text:p text:style-name="P6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pst-font-family-monospace" svg:font-family="'var pst-font-family-monospac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6T09:42:59.357360965</meta:creation-date>
    <dc:date>2023-10-16T11:35:24.327567350</dc:date>
    <meta:editing-duration>PT1H52M8S</meta:editing-duration>
    <meta:editing-cycles>31</meta:editing-cycles>
    <meta:generator>LibreOffice/7.3.7.2$Linux_X86_64 LibreOffice_project/30$Build-2</meta:generator>
    <meta:document-statistic meta:table-count="0" meta:image-count="0" meta:object-count="0" meta:page-count="2" meta:paragraph-count="61" meta:word-count="203" meta:character-count="1563" meta:non-whitespace-character-count="1316"/>
  </office:meta>
</office:document-meta>
</file>